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2.67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12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8pt" fo:font-weight="bold" style:font-weight-asian="bold" style:font-weight-complex="bold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id="id1" draw:layer="layout" svg:width="12.065cm" svg:height="5.715cm" svg:x="0.97cm" svg:y="4.07cm">
          <text:p text:style-name="P1"><text:span text:style-name="T1">Filter by RefID</text:span></text:p>
          <text:p text:style-name="P1"><text:span text:style-name="T1"><text:s/></text:span></text:p>
          <text:p text:style-name="P1">Rname in SAM = *</text:p>
          <text:p text:style-name="P1">i.e. “unmapped fragment </text:p>
          <text:p text:style-name="P1">without coordinate”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12.065cm" svg:height="5.715cm" svg:x="0.97cm" svg:y="11.69cm">
          <text:p text:style-name="P1"><text:span text:style-name="T1">Filter by percId</text:span></text:p>
          <text:p text:style-name="P1"><text:span text:style-name="T1">percId = (qLength-NM_tag)/qLength</text:span></text:p>
          <text:p text:style-name="P1"><text:span text:style-name="T1"/></text:p>
          <text:p text:style-name="P1">NM_tag: “edit distance to reference...”</text:p>
          <text:p text:style-name="P1">minId = 92%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12.065cm" svg:height="5.715cm" svg:x="15.171cm" svg:y="4.071cm">
          <text:p text:style-name="P1"><text:span text:style-name="T1">Filter by coverage</text:span></text:p>
          <text:p text:style-name="P1"><text:span text:style-name="T1">coverage = <text:s/>CIGAR.sum(M,I)/qLength</text:span></text:p>
          <text:p text:style-name="P1"/>
          <text:p text:style-name="P1">M: align. match (seq. match or mismatch) </text:p>
          <text:p text:style-name="P1">I: insertion to the reference</text:p>
          <text:p text:style-name="P1"><text:s/>minCover = 80%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12.065cm" svg:height="5.715cm" svg:x="15.171cm" svg:y="11.691cm">
          <text:p text:style-name="P1"><text:span text:style-name="T1">Filer by Intron gap [optional]</text:span></text:p>
          <text:p text:style-name="P1"><text:span text:style-name="T1">baseInsert = CIGAR.sum(D,I)</text:span></text:p>
          <text:p text:style-name="P1"><text:span text:style-name="T1"/></text:p>
          <text:p text:style-name="P1">D: deletion from the reference</text:p>
          <text:p text:style-name="P1">minIntronLen = 35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002cm" svg:y1="9.785cm" svg:x2="7.002cm" svg:y2="11.69cm" draw:start-shape="id1" draw:end-shape="id2" svg:d="m7002 9785v1905">
          <text:p/>
        </draw:connector>
        <draw:connector draw:style-name="gr2" draw:text-style-name="P1" draw:layer="layout" svg:x1="7.002cm" svg:y1="17.405cm" svg:x2="21.203cm" svg:y2="4.071cm" draw:start-shape="id2" draw:start-glue-point="2" draw:end-shape="id3" draw:end-glue-point="0" svg:d="m7002 17405v500h7100v-14336h7101v502">
          <text:p/>
        </draw:connector>
        <draw:connector draw:style-name="gr2" draw:text-style-name="P1" draw:layer="layout" svg:x1="21.203cm" svg:y1="9.786cm" svg:x2="21.203cm" svg:y2="11.691cm" draw:start-shape="id3" draw:start-glue-point="2" draw:end-shape="id4" draw:end-glue-point="0" svg:d="m21203 9786v1905">
          <text:p/>
        </draw:connector>
        <draw:frame draw:style-name="gr3" draw:text-style-name="P2" draw:layer="layout" svg:width="16.893cm" svg:height="1.276cm" svg:x="6.723cm" svg:y="1.264cm">
          <draw:text-box>
            <text:p><text:span text:style-name="T2">Flow diagram filterBam (single reads)</text:span></text:p>
          </draw:text-box>
        </draw:frame>
        <draw:connector draw:style-name="gr2" draw:text-style-name="P1" draw:layer="layout" svg:x1="21.204cm" svg:y1="17.407cm" svg:x2="21.215cm" svg:y2="19.278cm" svg:d="m21204 17407v936h11v935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3" draw:id="id6" draw:layer="layout" svg:width="12.065cm" svg:height="5.715cm" svg:x="0.97cm" svg:y="11.69cm">
          <text:p text:style-name="P1"><text:span text:style-name="T3">For each alignment sharing qName:</text:span></text:p>
          <text:p text:style-name="P1"><text:span text:style-name="T3"/></text:p>
          <text:p text:style-name="P1"><text:span text:style-name="T4">1. Score alignment </text:span></text:p>
          <text:p text:style-name="P1"><text:span text:style-name="T3">score = percId+coverage</text:span></text:p>
          <text:p text:style-name="P1"><text:span text:style-name="T3"/></text:p>
          <text:p text:style-name="P1"><text:span text:style-name="T4">2. Sort alignments by scor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8" draw:layer="layout" svg:width="12.065cm" svg:height="5.715cm" svg:x="15.24cm" svg:y="11.63cm">
          <text:p text:style-name="P1"><text:span text:style-name="T3">Test for similarity between </text:span></text:p>
          <text:p text:style-name="P1"><text:span text:style-name="T3">top-scored al. and rest of al.'s </text:span></text:p>
          <text:p text:style-name="P1"><text:span text:style-name="T3"/></text:p>
          <text:p text:style-name="P1"><text:span text:style-name="T4">(Determine position of second</text:span></text:p>
          <text:p text:style-name="P1"><text:span text:style-name="T4">optimal alignmen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99cm" svg:y1="9.46cm" svg:x2="7.002cm" svg:y2="11.69cm" draw:start-shape="id5" draw:start-glue-point="6" draw:end-shape="id6" svg:d="m6990 9460v1115h12v1115">
          <text:p/>
        </draw:connector>
        <draw:connector draw:style-name="gr2" draw:text-style-name="P1" draw:layer="layout" draw:line-skew="0cm -0.952cm" svg:x1="7.002cm" svg:y1="17.405cm" svg:x2="21.255cm" svg:y2="3.275cm" draw:start-shape="id6" draw:start-glue-point="2" draw:end-shape="id7" draw:end-glue-point="4" svg:d="m7002 17405v500h7603v-15131h6650v501">
          <text:p/>
        </draw:connector>
        <draw:connector draw:style-name="gr2" draw:text-style-name="P1" draw:layer="layout" svg:x1="21.255cm" svg:y1="9.625cm" svg:x2="21.272cm" svg:y2="11.63cm" draw:start-shape="id7" draw:start-glue-point="6" draw:end-shape="id8" draw:end-glue-point="0" svg:d="m21255 9625v1003h17v1002">
          <text:p/>
        </draw:connector>
        <draw:custom-shape draw:style-name="gr1" draw:text-style-name="P4" draw:id="id5" draw:layer="layout" svg:width="6.35cm" svg:height="6.35cm" svg:x="3.815cm" svg:y="3.11cm">
          <text:p text:style-name="P1"><text:span text:style-name="T3">Best | uniqu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7.002cm" svg:y1="0.985cm" svg:x2="7.014cm" svg:y2="3.215cm" svg:d="m7002 985v1115h12v1115">
          <text:p/>
        </draw:connector>
        <draw:frame draw:style-name="gr5" draw:text-style-name="P5" draw:layer="layout" svg:width="1.905cm" svg:height="0.962cm" svg:x="4.545cm" svg:y="9.96cm">
          <draw:text-box>
            <text:p><text:span text:style-name="T5">Yes</text:span></text:p>
          </draw:text-box>
        </draw:frame>
        <draw:custom-shape draw:style-name="gr1" draw:text-style-name="P4" draw:id="id7" draw:layer="layout" svg:width="6.35cm" svg:height="6.35cm" svg:x="18.08cm" svg:y="3.275cm">
          <text:p text:style-name="P1"><text:span text:style-name="T3">Uniqu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21.178cm" svg:y1="17.355cm" svg:x2="21.19cm" svg:y2="19.585cm" svg:d="m21178 17355v1115h12v1115">
          <text:p/>
        </draw:connector>
        <draw:connector draw:style-name="gr2" draw:text-style-name="P1" draw:layer="layout" svg:x1="10.16cm" svg:y1="6.35cm" svg:x2="11.056cm" svg:y2="8.929cm" svg:d="m10160 6350v1290h896v1289">
          <text:p/>
        </draw:connector>
        <draw:frame draw:style-name="gr3" draw:text-style-name="P5" draw:layer="layout" svg:width="1.84cm" svg:height="0.962cm" svg:x="10.26cm" svg:y="9.025cm">
          <draw:text-box>
            <text:p><text:span text:style-name="T5">END</text:span></text:p>
          </draw:text-box>
        </draw:frame>
        <draw:custom-shape draw:style-name="gr6" draw:text-style-name="P1" draw:layer="layout" svg:width="3.14cm" svg:height="1.27cm" svg:x="9.5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54cm" svg:height="0.962cm" svg:x="10.795cm" svg:y="6.35cm">
          <draw:text-box>
            <text:p><text:span text:style-name="T5">No (*) </text:span></text:p>
          </draw:text-box>
        </draw:frame>
        <draw:frame draw:style-name="gr5" draw:text-style-name="P5" draw:layer="layout" svg:width="1.905cm" svg:height="0.962cm" svg:x="19.05cm" svg:y="9.833cm">
          <draw:text-box>
            <text:p><text:span text:style-name="T5">Yes</text:span></text:p>
          </draw:text-box>
        </draw:frame>
        <draw:frame draw:style-name="gr5" draw:text-style-name="P5" draw:layer="layout" svg:width="1.905cm" svg:height="0.962cm" svg:x="24.765cm" svg:y="5.08cm">
          <draw:text-box>
            <text:p><text:span text:style-name="T5">No</text:span></text:p>
          </draw:text-box>
        </draw:frame>
        <draw:connector draw:style-name="gr2" draw:text-style-name="P1" draw:layer="layout" svg:x1="24.43cm" svg:y1="6.45cm" svg:x2="24.994cm" svg:y2="8.788cm" draw:start-shape="id7" draw:start-glue-point="7" svg:d="m24430 6450h533v2338h31">
          <text:p/>
        </draw:connector>
        <draw:frame draw:style-name="gr3" draw:layer="layout" svg:width="4.731cm" svg:height="0.962cm" svg:x="22.757cm" svg:y="8.825cm">
          <draw:text-box>
            <text:p>(Best selected)</text:p>
          </draw:text-box>
        </draw:frame>
        <draw:frame draw:style-name="gr5" draw:text-style-name="P5" draw:layer="layout" svg:width="6.35cm" svg:height="0.962cm" svg:x="20.285cm" svg:y="0.943cm">
          <draw:text-box>
            <text:p><text:span text:style-name="T5">(*) Save alignmen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" draw:text-style-name="P3" draw:id="id10" draw:layer="layout" svg:width="12.065cm" svg:height="5.715cm" svg:x="0.97cm" svg:y="11.69cm">
          <text:p text:style-name="P1"><text:span text:style-name="T3">Let pass top alignment</text:span></text:p>
          <text:p text:style-name="P1"><text:span text:style-name="T3">&amp;</text:span></text:p>
          <text:p text:style-name="P1"><text:span text:style-name="T3">drop the res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12" draw:layer="layout" svg:width="12.065cm" svg:height="3.76cm" svg:x="15.24cm" svg:y="5.13cm">
          <text:p text:style-name="P1"><text:span text:style-name="T3">Let pass alignments that </text:span></text:p>
          <text:p text:style-name="P1"><text:span text:style-name="T3">share top-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985cm" svg:y1="9.46cm" svg:x2="7.002cm" svg:y2="11.69cm" draw:start-shape="id9" draw:start-glue-point="6" draw:end-shape="id10" svg:d="m6985 9460v1115h17v1115">
          <text:p/>
        </draw:connector>
        <draw:connector draw:style-name="gr2" draw:text-style-name="P1" draw:layer="layout" draw:line-skew="-0.447cm" svg:x1="7.002cm" svg:y1="17.405cm" svg:x2="7.02cm" svg:y2="19.05cm" draw:start-shape="id10" draw:start-glue-point="2" draw:end-shape="id11" draw:end-glue-point="4" svg:d="m7002 17405v375h18v1270">
          <text:p/>
        </draw:connector>
        <draw:connector draw:style-name="gr2" draw:text-style-name="P1" draw:layer="layout" draw:line-skew="0.418cm" svg:x1="21.255cm" svg:y1="3.125cm" svg:x2="21.272cm" svg:y2="5.13cm" draw:end-shape="id12" draw:end-glue-point="0" svg:d="m21255 3125v1170h17v835">
          <text:p/>
        </draw:connector>
        <draw:custom-shape draw:style-name="gr1" draw:text-style-name="P4" draw:id="id9" draw:layer="layout" svg:width="8.89cm" svg:height="6.35cm" svg:x="2.54cm" svg:y="3.11cm">
          <text:p text:style-name="P1"><text:span text:style-name="T3">ratio(top,second) </text:span></text:p>
          <text:p text:style-name="P1"><text:span text:style-name="T3">&lt;</text:span></text:p>
          <text:p text:style-name="P1"><text:span text:style-name="T3">uniqThresh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7.002cm" svg:y1="0.985cm" svg:x2="7.014cm" svg:y2="3.215cm" svg:d="m7002 985v1115h12v1115">
          <text:p/>
        </draw:connector>
        <draw:frame draw:style-name="gr5" draw:text-style-name="P5" draw:layer="layout" svg:width="1.905cm" svg:height="0.962cm" svg:x="4.545cm" svg:y="9.96cm">
          <draw:text-box>
            <text:p><text:span text:style-name="T5">Yes</text:span></text:p>
          </draw:text-box>
        </draw:frame>
        <draw:connector draw:style-name="gr2" draw:text-style-name="P1" draw:layer="layout" svg:x1="21.272cm" svg:y1="8.89cm" svg:x2="21.261cm" svg:y2="10.631cm" draw:start-shape="id12" draw:start-glue-point="2" svg:d="m21272 8890v1121h-11v620">
          <text:p/>
        </draw:connector>
        <draw:connector draw:style-name="gr2" draw:text-style-name="P1" draw:layer="layout" draw:line-skew="3.709cm" svg:x1="11.43cm" svg:y1="6.311cm" svg:x2="8.59cm" svg:y2="19.685cm" draw:end-shape="id11" draw:end-glue-point="10" svg:d="m11430 6311h2540v13374h-5380">
          <text:p/>
        </draw:connector>
        <draw:frame draw:style-name="gr3" draw:text-style-name="P5" draw:layer="layout" svg:width="1.84cm" svg:height="0.962cm" svg:x="6.25cm" svg:y="19.185cm">
          <draw:text-box>
            <text:p><text:span text:style-name="T5">END</text:span></text:p>
          </draw:text-box>
        </draw:frame>
        <draw:custom-shape draw:style-name="gr6" draw:text-style-name="P1" draw:id="id11" draw:layer="layout" svg:width="3.14cm" svg:height="1.27cm" svg:x="5.45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74cm" svg:height="0.962cm" svg:x="11.865cm" svg:y="4.98cm">
          <draw:text-box>
            <text:p><text:span text:style-name="T5">No (*) </text:span></text:p>
          </draw:text-box>
        </draw:frame>
        <draw:frame draw:style-name="gr3" draw:layer="layout" svg:width="4.486cm" svg:height="0.962cm" svg:x="19.05cm" svg:y="1.905cm">
          <draw:text-box>
            <text:p>Best selected:</text:p>
          </draw:text-box>
        </draw:frame>
        <draw:custom-shape draw:style-name="gr1" draw:text-style-name="P4" draw:layer="layout" svg:width="6.985cm" svg:height="4.01cm" svg:x="17.78cm" svg:y="10.595cm">
          <text:p text:style-name="P1"><text:span text:style-name="T3">Common </text:span></text:p>
          <text:p text:style-name="P1"><text:span text:style-name="T3">gene fi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id="id13" draw:layer="layout" svg:width="6.35cm" svg:height="1.884cm" svg:x="18.08cm" svg:y="15.731cm">
          <text:p text:style-name="P1"><text:span text:style-name="T4">Write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597cm" svg:x1="21.256cm" svg:y1="14.526cm" svg:x2="21.255cm" svg:y2="15.731cm" draw:end-shape="id13" draw:end-glue-point="0" svg:d="m21256 14526v949h-1v256">
          <text:p/>
        </draw:connector>
        <draw:connector draw:style-name="gr2" draw:text-style-name="P1" draw:layer="layout" svg:x1="21.255cm" svg:y1="17.615cm" svg:x2="7.02cm" svg:y2="20.32cm" draw:start-shape="id13" draw:start-glue-point="2" draw:end-shape="id11" draw:end-glue-point="8" svg:d="m21255 17615v3207h-14235v-502">
          <text:p/>
        </draw:connector>
        <draw:frame draw:style-name="gr3" draw:layer="layout" svg:width="3.779cm" svg:height="1.673cm" svg:x="23.86cm" svg:y="18.916cm">
          <draw:text-box>
            <text:p>(*): drop all </text:p>
            <text:p>alignments</text:p>
          </draw:text-box>
        </draw:frame>
        <draw:frame draw:style-name="gr5" draw:text-style-name="P5" draw:layer="layout" svg:width="1.905cm" svg:height="0.962cm" svg:x="18.415cm" svg:y="14.605cm">
          <draw:text-box>
            <text:p><text:span text:style-name="T5">Y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3" draw:id="id14" draw:layer="layout" svg:width="12.065cm" svg:height="5.715cm" svg:x="0.97cm" svg:y="4.07cm">
          <text:p text:style-name="P1"><text:span text:style-name="T3">Filter by RefID</text:span></text:p>
          <text:p text:style-name="P1"><text:span text:style-name="T3"><text:s/></text:span></text:p>
          <text:p text:style-name="P1"><text:span text:style-name="T5">Rname in SAM = *</text:span></text:p>
          <text:p text:style-name="P1"><text:span text:style-name="T5">i.e. “unmapped fragment </text:span></text:p>
          <text:p text:style-name="P1"><text:span text:style-name="T5">without coordinate”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15" draw:layer="layout" svg:width="12.065cm" svg:height="5.715cm" svg:x="0.97cm" svg:y="11.69cm">
          <text:p text:style-name="P1"><text:span text:style-name="T3">Filter by percId</text:span></text:p>
          <text:p text:style-name="P1"><text:span text:style-name="T3">percId = (qLength-NM_tag)/qLength</text:span></text:p>
          <text:p text:style-name="P1"><text:span text:style-name="T3"/></text:p>
          <text:p text:style-name="P1"><text:span text:style-name="T5">NM_tag: “edit distance to reference...”</text:span></text:p>
          <text:p text:style-name="P1"><text:span text:style-name="T5">minId = 92%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16" draw:layer="layout" svg:width="12.065cm" svg:height="5.715cm" svg:x="15.171cm" svg:y="4.071cm">
          <text:p text:style-name="P1"><text:span text:style-name="T3">Filter by coverage</text:span></text:p>
          <text:p text:style-name="P1"><text:span text:style-name="T3">coverage = <text:s/>CIGAR.sum(M,I)/qLength</text:span></text:p>
          <text:p text:style-name="P1"><text:span text:style-name="T5"/></text:p>
          <text:p text:style-name="P1"><text:span text:style-name="T5">M: align. match (seq. match or mismatch) </text:span></text:p>
          <text:p text:style-name="P1"><text:span text:style-name="T5">I: insertion to the reference</text:span></text:p>
          <text:p text:style-name="P1"><text:span text:style-name="T5"><text:s/></text:span><text:span text:style-name="T5">minCover = 80%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17" draw:layer="layout" svg:width="12.065cm" svg:height="5.715cm" svg:x="15.171cm" svg:y="11.691cm">
          <text:p text:style-name="P1"><text:span text:style-name="T3">Filer by Intron gap [optional]</text:span></text:p>
          <text:p text:style-name="P1"><text:span text:style-name="T3">baseInsert = CIGAR.sum(D,I)</text:span></text:p>
          <text:p text:style-name="P1"><text:span text:style-name="T3"/></text:p>
          <text:p text:style-name="P1"><text:span text:style-name="T5">D: deletion from the reference</text:span></text:p>
          <text:p text:style-name="P1"><text:span text:style-name="T5">minIntronLen = 35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002cm" svg:y1="9.785cm" svg:x2="7.002cm" svg:y2="11.69cm" draw:start-shape="id14" draw:end-shape="id15" svg:d="m7002 9785v1905">
          <text:p/>
        </draw:connector>
        <draw:connector draw:style-name="gr2" draw:text-style-name="P1" draw:layer="layout" svg:x1="7.002cm" svg:y1="17.405cm" svg:x2="21.203cm" svg:y2="4.071cm" draw:start-shape="id15" draw:start-glue-point="2" draw:end-shape="id16" draw:end-glue-point="0" svg:d="m7002 17405v500h7100v-14336h7101v502">
          <text:p/>
        </draw:connector>
        <draw:connector draw:style-name="gr2" draw:text-style-name="P1" draw:layer="layout" svg:x1="21.203cm" svg:y1="9.786cm" svg:x2="21.203cm" svg:y2="11.691cm" draw:start-shape="id16" draw:start-glue-point="2" draw:end-shape="id17" draw:end-glue-point="0" svg:d="m21203 9786v1905">
          <text:p/>
        </draw:connector>
        <draw:frame draw:style-name="gr3" draw:text-style-name="P2" draw:layer="layout" svg:width="10.768cm" svg:height="1.276cm" svg:x="6.723cm" svg:y="1.264cm">
          <draw:text-box>
            <text:p><text:span text:style-name="T2">FilterBam: paired reads</text:span></text:p>
          </draw:text-box>
        </draw:frame>
        <draw:connector draw:style-name="gr2" draw:text-style-name="P1" draw:layer="layout" svg:x1="21.204cm" svg:y1="17.407cm" svg:x2="21.215cm" svg:y2="19.278cm" svg:d="m21204 17407v936h11v935">
          <text:p/>
        </draw:connector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1" draw:text-style-name="P8" draw:id="id19" draw:layer="layout" svg:width="15.495cm" svg:height="6.724cm" svg:x="5.85cm" svg:y="11.596cm">
          <text:p text:style-name="P7"><text:span text:style-name="T3">For every pair of al's (i,j) sharing qName:</text:span></text:p>
          <text:p text:style-name="P7"><text:span text:style-name="T3"/></text:p>
          <text:p text:style-name="P7"><text:span text:style-name="T4">1. If qSuffix[i] != qSuffix[j] </text:span></text:p>
          <text:p text:style-name="P7"><text:span text:style-name="T4"><text:tab/></text:span><text:span text:style-name="T4"><text:tab/></text:span><text:span text:style-name="T4">If qStrand[i] != qStrand[j]</text:span></text:p>
          <text:p text:style-name="P7"><text:span text:style-name="T4"><text:tab/></text:span><text:span text:style-name="T4"><text:tab/></text:span><text:span text:style-name="T4"><text:tab/></text:span><text:span text:style-name="T4"><text:tab/></text:span><text:span text:style-name="T4">- Compute: dist[i,j]; inslen[i,j] </text:span></text:p>
          <text:p text:style-name="P7"><text:span text:style-name="T4">2. If dist[i,j] <text:s/>&lt; maxIntronLen &amp;&amp; dist[i,j] &gt; 0</text:span></text:p>
          <text:p text:style-name="P7"><text:span text:style-name="T4"><text:tab/></text:span><text:span text:style-name="T4">- </text:span><text:span text:style-name="T3">Mate</text:span><text:span text:style-name="T4"> alignments “i” and “j” </text:span></text:p>
          <text:p text:style-name="P7"><text:span text:style-name="T4"><text:tab/></text:span><text:span text:style-name="T4">- Compute </text:span><text:span text:style-name="T3">scoreMate</text:span><text:span text:style-name="T4">[i,j] = f(cover{i,j}, percID{i,j}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draw:id="id18" draw:layer="layout" svg:width="14.405cm" svg:height="6.724cm" svg:x="6.397cm" svg:y="2.496cm">
          <text:p text:style-name="P7"><text:span text:style-name="T3">For all alignments having same qName:</text:span></text:p>
          <text:p text:style-name="P7"><text:span text:style-name="T3"/></text:p>
          <text:p text:style-name="P7"><text:span text:style-name="T4">1. Sort alignments by target name (RefID)</text:span></text:p>
          <text:p text:style-name="P7"><text:span text:style-name="T4">2. Sort alignments by target <text:s/>start position (PO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3.599cm" svg:y1="9.22cm" svg:x2="13.597cm" svg:y2="11.596cm" draw:start-shape="id18" draw:start-glue-point="2" draw:end-shape="id19" draw:end-glue-point="0" svg:d="m13599 9220v1188h-2v1188">
          <text:p/>
        </draw:connector>
        <draw:connector draw:style-name="gr2" draw:text-style-name="P1" draw:layer="layout" svg:x1="13.579cm" svg:y1="0.749cm" svg:x2="13.599cm" svg:y2="2.496cm" draw:end-shape="id18" svg:d="m13579 749v623h20v1124">
          <text:p/>
        </draw:connector>
        <draw:connector draw:style-name="gr2" draw:text-style-name="P1" draw:layer="layout" svg:x1="13.315cm" svg:y1="18.415cm" svg:x2="13.335cm" svg:y2="20.162cm" svg:d="m13315 18415v623h20v1124">
          <text:p/>
        </draw:connecto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1" draw:text-style-name="P3" draw:id="id21" draw:layer="layout" svg:width="12.065cm" svg:height="5.715cm" svg:x="0.97cm" svg:y="11.69cm">
          <text:p text:style-name="P1"><text:span text:style-name="T3">For each mated-pair of alignments</text:span></text:p>
          <text:p text:style-name="P1"><text:span text:style-name="T3"/></text:p>
          <text:p text:style-name="P1"><text:span text:style-name="T4">1. Sort mate pairs by scor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23" draw:layer="layout" svg:width="12.065cm" svg:height="5.715cm" svg:x="15.24cm" svg:y="11.63cm">
          <text:p text:style-name="P1"><text:span text:style-name="T3">Test for similarity between </text:span></text:p>
          <text:p text:style-name="P1"><text:span text:style-name="T3">top-scored mate-pair and rest of </text:span></text:p>
          <text:p text:style-name="P1"><text:span text:style-name="T3">mate-pairs </text:span></text:p>
          <text:p text:style-name="P1"><text:span text:style-name="T3"/></text:p>
          <text:p text:style-name="P1"><text:span text:style-name="T4">(Determine position of second</text:span></text:p>
          <text:p text:style-name="P1"><text:span text:style-name="T4">optimal mate-pai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99cm" svg:y1="9.46cm" svg:x2="7.002cm" svg:y2="11.69cm" draw:start-shape="id20" draw:start-glue-point="6" draw:end-shape="id21" svg:d="m6990 9460v1115h12v1115">
          <text:p/>
        </draw:connector>
        <draw:connector draw:style-name="gr2" draw:text-style-name="P1" draw:layer="layout" draw:line-skew="0cm -0.952cm" svg:x1="7.002cm" svg:y1="17.405cm" svg:x2="21.255cm" svg:y2="3.275cm" draw:start-shape="id21" draw:start-glue-point="2" draw:end-shape="id22" draw:end-glue-point="4" svg:d="m7002 17405v500h7603v-15131h6650v501">
          <text:p/>
        </draw:connector>
        <draw:connector draw:style-name="gr2" draw:text-style-name="P1" draw:layer="layout" svg:x1="21.255cm" svg:y1="9.625cm" svg:x2="21.272cm" svg:y2="11.63cm" draw:start-shape="id22" draw:start-glue-point="6" draw:end-shape="id23" draw:end-glue-point="0" svg:d="m21255 9625v1003h17v1002">
          <text:p/>
        </draw:connector>
        <draw:custom-shape draw:style-name="gr1" draw:text-style-name="P4" draw:id="id20" draw:layer="layout" svg:width="6.35cm" svg:height="6.35cm" svg:x="3.815cm" svg:y="3.11cm">
          <text:p text:style-name="P1"><text:span text:style-name="T3">Best | uniqu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7.002cm" svg:y1="0.985cm" svg:x2="7.014cm" svg:y2="3.215cm" svg:d="m7002 985v1115h12v1115">
          <text:p/>
        </draw:connector>
        <draw:frame draw:style-name="gr5" draw:text-style-name="P5" draw:layer="layout" svg:width="1.905cm" svg:height="0.962cm" svg:x="4.545cm" svg:y="9.96cm">
          <draw:text-box>
            <text:p><text:span text:style-name="T5">Yes</text:span></text:p>
          </draw:text-box>
        </draw:frame>
        <draw:custom-shape draw:style-name="gr1" draw:text-style-name="P4" draw:id="id22" draw:layer="layout" svg:width="6.35cm" svg:height="6.35cm" svg:x="18.08cm" svg:y="3.275cm">
          <text:p text:style-name="P1"><text:span text:style-name="T3">Uniqu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21.178cm" svg:y1="17.355cm" svg:x2="21.19cm" svg:y2="19.585cm" svg:d="m21178 17355v1115h12v1115">
          <text:p/>
        </draw:connector>
        <draw:connector draw:style-name="gr2" draw:text-style-name="P1" draw:layer="layout" svg:x1="10.16cm" svg:y1="6.35cm" svg:x2="11.056cm" svg:y2="8.929cm" svg:d="m10160 6350v1290h896v1289">
          <text:p/>
        </draw:connector>
        <draw:frame draw:style-name="gr3" draw:text-style-name="P5" draw:layer="layout" svg:width="1.84cm" svg:height="0.962cm" svg:x="10.26cm" svg:y="9.025cm">
          <draw:text-box>
            <text:p><text:span text:style-name="T5">END</text:span></text:p>
          </draw:text-box>
        </draw:frame>
        <draw:custom-shape draw:style-name="gr6" draw:text-style-name="P1" draw:layer="layout" svg:width="3.14cm" svg:height="1.27cm" svg:x="9.56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3.175cm" svg:height="0.962cm" svg:x="10.795cm" svg:y="6.35cm">
          <draw:text-box>
            <text:p><text:span text:style-name="T5">No (*) </text:span></text:p>
          </draw:text-box>
        </draw:frame>
        <draw:frame draw:style-name="gr5" draw:text-style-name="P5" draw:layer="layout" svg:width="1.905cm" svg:height="0.962cm" svg:x="19.05cm" svg:y="9.833cm">
          <draw:text-box>
            <text:p><text:span text:style-name="T5">Yes</text:span></text:p>
          </draw:text-box>
        </draw:frame>
        <draw:frame draw:style-name="gr5" draw:text-style-name="P5" draw:layer="layout" svg:width="1.905cm" svg:height="0.962cm" svg:x="24.765cm" svg:y="5.08cm">
          <draw:text-box>
            <text:p><text:span text:style-name="T5">No</text:span></text:p>
          </draw:text-box>
        </draw:frame>
        <draw:connector draw:style-name="gr2" draw:text-style-name="P1" draw:layer="layout" svg:x1="24.43cm" svg:y1="6.45cm" svg:x2="24.994cm" svg:y2="8.788cm" draw:start-shape="id22" draw:start-glue-point="7" svg:d="m24430 6450h533v2338h31">
          <text:p/>
        </draw:connector>
        <draw:frame draw:style-name="gr3" draw:text-style-name="P5" draw:layer="layout" svg:width="4.731cm" svg:height="0.962cm" svg:x="22.757cm" svg:y="8.825cm">
          <draw:text-box>
            <text:p><text:span text:style-name="T5">(Best selected)</text:span></text:p>
          </draw:text-box>
        </draw:frame>
        <draw:frame draw:style-name="gr5" draw:text-style-name="P5" draw:layer="layout" svg:width="8.22cm" svg:height="0.962cm" svg:x="18.415cm" svg:y="0.943cm">
          <draw:text-box>
            <text:p><text:span text:style-name="T5">(*) Save paired alignmen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1" draw:text-style-name="P3" draw:id="id25" draw:layer="layout" svg:width="12.065cm" svg:height="5.715cm" svg:x="0.97cm" svg:y="11.69cm">
          <text:p text:style-name="P1"><text:span text:style-name="T3">Let pass top mate-pair</text:span></text:p>
          <text:p text:style-name="P1"><text:span text:style-name="T3">&amp;</text:span></text:p>
          <text:p text:style-name="P1"><text:span text:style-name="T3">drop the res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id="id27" draw:layer="layout" svg:width="12.065cm" svg:height="3.76cm" svg:x="15.24cm" svg:y="5.13cm">
          <text:p text:style-name="P1"><text:span text:style-name="T3">Let pass all mate-pais that </text:span></text:p>
          <text:p text:style-name="P1"><text:span text:style-name="T3">share top-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6.985cm" svg:y1="9.46cm" svg:x2="7.002cm" svg:y2="11.69cm" draw:start-shape="id24" draw:start-glue-point="6" draw:end-shape="id25" svg:d="m6985 9460v1115h17v1115">
          <text:p/>
        </draw:connector>
        <draw:connector draw:style-name="gr2" draw:text-style-name="P1" draw:layer="layout" draw:line-skew="-0.447cm" svg:x1="7.002cm" svg:y1="17.405cm" svg:x2="7.02cm" svg:y2="19.05cm" draw:start-shape="id25" draw:start-glue-point="2" draw:end-shape="id26" draw:end-glue-point="4" svg:d="m7002 17405v375h18v1270">
          <text:p/>
        </draw:connector>
        <draw:connector draw:style-name="gr2" draw:text-style-name="P1" draw:layer="layout" draw:line-skew="0.418cm" svg:x1="21.255cm" svg:y1="3.125cm" svg:x2="21.272cm" svg:y2="5.13cm" draw:end-shape="id27" draw:end-glue-point="0" svg:d="m21255 3125v1170h17v835">
          <text:p/>
        </draw:connector>
        <draw:custom-shape draw:style-name="gr1" draw:text-style-name="P4" draw:id="id24" draw:layer="layout" svg:width="8.89cm" svg:height="6.35cm" svg:x="2.54cm" svg:y="3.11cm">
          <text:p text:style-name="P1"><text:span text:style-name="T3">ratio(top,second) </text:span></text:p>
          <text:p text:style-name="P1"><text:span text:style-name="T3">&lt;</text:span></text:p>
          <text:p text:style-name="P1"><text:span text:style-name="T3">uniqThresh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7.002cm" svg:y1="0.985cm" svg:x2="7.014cm" svg:y2="3.215cm" svg:d="m7002 985v1115h12v1115">
          <text:p/>
        </draw:connector>
        <draw:frame draw:style-name="gr5" draw:text-style-name="P5" draw:layer="layout" svg:width="1.905cm" svg:height="0.962cm" svg:x="4.545cm" svg:y="9.96cm">
          <draw:text-box>
            <text:p><text:span text:style-name="T5">Yes</text:span></text:p>
          </draw:text-box>
        </draw:frame>
        <draw:connector draw:style-name="gr2" draw:text-style-name="P1" draw:layer="layout" svg:x1="21.272cm" svg:y1="8.89cm" svg:x2="21.261cm" svg:y2="10.631cm" draw:start-shape="id27" draw:start-glue-point="2" svg:d="m21272 8890v1121h-11v620">
          <text:p/>
        </draw:connector>
        <draw:connector draw:style-name="gr2" draw:text-style-name="P1" draw:layer="layout" draw:line-skew="3.709cm" svg:x1="11.43cm" svg:y1="6.311cm" svg:x2="8.59cm" svg:y2="19.685cm" draw:end-shape="id26" draw:end-glue-point="10" svg:d="m11430 6311h2540v13374h-5380">
          <text:p/>
        </draw:connector>
        <draw:frame draw:style-name="gr3" draw:text-style-name="P5" draw:layer="layout" svg:width="1.84cm" svg:height="0.962cm" svg:x="6.25cm" svg:y="19.185cm">
          <draw:text-box>
            <text:p><text:span text:style-name="T5">END</text:span></text:p>
          </draw:text-box>
        </draw:frame>
        <draw:custom-shape draw:style-name="gr6" draw:text-style-name="P1" draw:id="id26" draw:layer="layout" svg:width="3.14cm" svg:height="1.27cm" svg:x="5.45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74cm" svg:height="0.962cm" svg:x="11.865cm" svg:y="4.98cm">
          <draw:text-box>
            <text:p><text:span text:style-name="T5">No (*) </text:span></text:p>
          </draw:text-box>
        </draw:frame>
        <draw:frame draw:style-name="gr3" draw:text-style-name="P5" draw:layer="layout" svg:width="4.486cm" svg:height="0.962cm" svg:x="19.05cm" svg:y="1.905cm">
          <draw:text-box>
            <text:p><text:span text:style-name="T5">Best selected:</text:span></text:p>
          </draw:text-box>
        </draw:frame>
        <draw:custom-shape draw:style-name="gr1" draw:text-style-name="P4" draw:id="id28" draw:layer="layout" svg:width="6.985cm" svg:height="5.915cm" svg:x="17.78cm" svg:y="10.595cm">
          <text:p text:style-name="P1"><text:span text:style-name="T3">Common </text:span></text:p>
          <text:p text:style-name="P1"><text:span text:style-name="T3">gene file?</text:span></text:p>
          <text:p text:style-name="P1"><text:span text:style-name="T3">OR</text:span></text:p>
          <text:p text:style-name="P1"><text:span text:style-name="T3">pairBedFi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id="id29" draw:layer="layout" svg:width="6.35cm" svg:height="1.884cm" svg:x="18.08cm" svg:y="18.131cm">
          <text:p text:style-name="P1"><text:span text:style-name="T4">Write file(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1.273cm" svg:y1="16.51cm" svg:x2="21.255cm" svg:y2="18.131cm" draw:start-shape="id28" draw:start-glue-point="6" draw:end-shape="id29" draw:end-glue-point="0" svg:d="m21273 16510v811h-18v810">
          <text:p/>
        </draw:connector>
        <draw:connector draw:style-name="gr2" draw:text-style-name="P1" draw:layer="layout" svg:x1="21.255cm" svg:y1="20.015cm" svg:x2="7.02cm" svg:y2="20.32cm" draw:start-shape="id29" draw:start-glue-point="2" draw:end-shape="id26" draw:end-glue-point="8" svg:d="m21255 20015v807h-14235v-502">
          <text:p/>
        </draw:connector>
        <draw:frame draw:style-name="gr7" draw:text-style-name="P5" draw:layer="layout" svg:width="7.62cm" svg:height="0.962cm" svg:x="10.16cm" svg:y="3.072cm">
          <draw:text-box>
            <text:p><text:span text:style-name="T5">(*): drop all mate-pairs</text:span></text:p>
          </draw:text-box>
        </draw:frame>
        <draw:frame draw:style-name="gr5" draw:text-style-name="P5" draw:layer="layout" svg:width="1.905cm" svg:height="0.962cm" svg:x="18.816cm" svg:y="16.605cm">
          <draw:text-box>
            <text:p><text:span text:style-name="T5">Y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ff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natiuh Centeno</meta:initial-creator>
    <meta:creation-date>2012-01-26T13:29:40</meta:creation-date>
    <meta:editing-duration>PT03H43M04S</meta:editing-duration>
    <meta:editing-cycles>20</meta:editing-cycles>
    <dc:date>2012-02-02T15:32:05</dc:date>
    <dc:creator>Tonatiuh Centeno</dc:creator>
    <meta:generator>OpenOffice.org/3.2$Unix OpenOffice.org_project/320m12$Build-9483</meta:generator>
    <meta:document-statistic meta:object-count="136"/>
  </office:meta>
</office:document-meta>
</file>